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color="#FF3333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3.571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8575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1.21708333333333cm"/>
    </style:style>
    <style:style style:name="co10" style:family="table-column">
      <style:table-column-properties fo:break-before="auto" style:column-width="2.06375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0.396875cm" style:use-optimal-column-width="true"/>
    </style:style>
    <style:style style:name="co13" style:family="table-column">
      <style:table-column-properties fo:break-before="auto" style:column-width="0.5291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4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number-columns-repeated="1015" table:default-cell-style-name="ce2"/>
        <table:table-column table:style-name="co5" table:number-columns-repeated="15360" table:default-cell-style-name="ce1"/>
        <table:table-row table:style-name="ro1">
          <table:table-cell office:value-type="float" office:value="771" table:style-name="ce2">
            <text:p>771</text:p>
          </table:table-cell>
          <table:table-cell office:value-type="float" office:value="475" table:style-name="ce2">
            <text:p>47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111" table:formula="of:=CEILING([.A1]/7)" table:style-name="ce2">
            <text:p>111</text:p>
          </table:table-cell>
          <table:table-cell office:value-type="float" office:value="68" table:formula="of:=CEILING([.B1]/7)" table:style-name="ce2">
            <text:p>68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5"/>
        </table:table-row>
        <table:table-row table:style-name="ro1">
          <table:table-cell table:style-name="ce2"/>
          <table:table-cell office:value-type="float" office:value="0" table:style-name="ce2">
            <text:p>0</text:p>
          </table:table-cell>
          <table:table-cell office:value-type="float" office:value="111" table:formula="of:=[.B6]+[.$A$2]" table:style-name="ce2">
            <text:p>111</text:p>
          </table:table-cell>
          <table:table-cell office:value-type="float" office:value="222" table:formula="of:=[.C6]+[.$A$2]" table:style-name="ce2">
            <text:p>222</text:p>
          </table:table-cell>
          <table:table-cell office:value-type="float" office:value="333" table:formula="of:=[.D6]+[.$A$2]" table:style-name="ce2">
            <text:p>333</text:p>
          </table:table-cell>
          <table:table-cell office:value-type="float" office:value="444" table:formula="of:=[.E6]+[.$A$2]" table:style-name="ce2">
            <text:p>444</text:p>
          </table:table-cell>
          <table:table-cell office:value-type="float" office:value="555" table:formula="of:=[.F6]+[.$A$2]" table:style-name="ce2">
            <text:p>555</text:p>
          </table:table-cell>
          <table:table-cell office:value-type="float" office:value="666" table:formula="of:=[.G6]+[.$A$2]" table:style-name="ce2">
            <text:p>666</text:p>
          </table:table-cell>
          <table:table-cell office:value-type="float" office:value="777" table:formula="of:=[.H6]+[.$A$2]" table:style-name="ce2">
            <text:p>777</text:p>
          </table:table-cell>
          <table:table-cell table:number-columns-repeated="16375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68" table:formula="of:=[.B6]+[.$B$2]" table:style-name="ce2">
            <text:p>68</text:p>
          </table:table-cell>
          <table:table-cell office:value-type="string" office:string-value="0,0;111,68" table:formula="of:=CONCATENATE([.B$6];&quot;,&quot;;[.$B6];&quot;;&quot;;[.C$6];&quot;,&quot;;[.$B7])" table:style-name="ce2">
            <text:p>0,0;111,68</text:p>
          </table:table-cell>
          <table:table-cell office:value-type="string" office:string-value="111,0;222,68" table:formula="of:=CONCATENATE([.C$6];&quot;,&quot;;[.$B6];&quot;;&quot;;[.D$6];&quot;,&quot;;[.$B7])" table:style-name="ce2">
            <text:p>111,0;222,68</text:p>
          </table:table-cell>
          <table:table-cell office:value-type="string" office:string-value="222,0;333,68" table:formula="of:=CONCATENATE([.D$6];&quot;,&quot;;[.$B6];&quot;;&quot;;[.E$6];&quot;,&quot;;[.$B7])" table:style-name="ce2">
            <text:p>222,0;333,68</text:p>
          </table:table-cell>
          <table:table-cell office:value-type="string" office:string-value="333,0;444,68" table:formula="of:=CONCATENATE([.E$6];&quot;,&quot;;[.$B6];&quot;;&quot;;[.F$6];&quot;,&quot;;[.$B7])" table:style-name="ce2">
            <text:p>333,0;444,68</text:p>
          </table:table-cell>
          <table:table-cell office:value-type="string" office:string-value="444,0;555,68" table:formula="of:=CONCATENATE([.F$6];&quot;,&quot;;[.$B6];&quot;;&quot;;[.G$6];&quot;,&quot;;[.$B7])" table:style-name="ce2">
            <text:p>444,0;555,68</text:p>
          </table:table-cell>
          <table:table-cell office:value-type="string" office:string-value="555,0;666,68" table:formula="of:=CONCATENATE([.G$6];&quot;,&quot;;[.$B6];&quot;;&quot;;[.H$6];&quot;,&quot;;[.$B7])" table:style-name="ce2">
            <text:p>555,0;666,68</text:p>
          </table:table-cell>
          <table:table-cell office:value-type="string" office:string-value="666,0;777,68" table:formula="of:=CONCATENATE([.H$6];&quot;,&quot;;[.$B6];&quot;;&quot;;[.I$6];&quot;,&quot;;[.$B7])" table:style-name="ce2">
            <text:p>666,0;777,68</text:p>
          </table:table-cell>
          <table:table-cell table:number-columns-repeated="16375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36" table:formula="of:=[.B7]+[.$B$2]" table:style-name="ce2">
            <text:p>136</text:p>
          </table:table-cell>
          <table:table-cell office:value-type="string" office:string-value="0,68;111,136" table:formula="of:=CONCATENATE([.B$6];&quot;,&quot;;[.$B7];&quot;;&quot;;[.C$6];&quot;,&quot;;[.$B8])" table:style-name="ce2">
            <text:p>0,68;111,136</text:p>
          </table:table-cell>
          <table:table-cell office:value-type="string" office:string-value="111,68;222,136" table:formula="of:=CONCATENATE([.C$6];&quot;,&quot;;[.$B7];&quot;;&quot;;[.D$6];&quot;,&quot;;[.$B8])" table:style-name="ce2">
            <text:p>111,68;222,136</text:p>
          </table:table-cell>
          <table:table-cell office:value-type="string" office:string-value="222,68;333,136" table:formula="of:=CONCATENATE([.D$6];&quot;,&quot;;[.$B7];&quot;;&quot;;[.E$6];&quot;,&quot;;[.$B8])" table:style-name="ce2">
            <text:p>222,68;333,136</text:p>
          </table:table-cell>
          <table:table-cell office:value-type="string" office:string-value="333,68;444,136" table:formula="of:=CONCATENATE([.E$6];&quot;,&quot;;[.$B7];&quot;;&quot;;[.F$6];&quot;,&quot;;[.$B8])" table:style-name="ce2">
            <text:p>333,68;444,136</text:p>
          </table:table-cell>
          <table:table-cell office:value-type="string" office:string-value="444,68;555,136" table:formula="of:=CONCATENATE([.F$6];&quot;,&quot;;[.$B7];&quot;;&quot;;[.G$6];&quot;,&quot;;[.$B8])" table:style-name="ce2">
            <text:p>444,68;555,136</text:p>
          </table:table-cell>
          <table:table-cell office:value-type="string" office:string-value="555,68;666,136" table:formula="of:=CONCATENATE([.G$6];&quot;,&quot;;[.$B7];&quot;;&quot;;[.H$6];&quot;,&quot;;[.$B8])" table:style-name="ce2">
            <text:p>555,68;666,136</text:p>
          </table:table-cell>
          <table:table-cell office:value-type="string" office:string-value="666,68;777,136" table:formula="of:=CONCATENATE([.H$6];&quot;,&quot;;[.$B7];&quot;;&quot;;[.I$6];&quot;,&quot;;[.$B8])" table:style-name="ce2">
            <text:p>666,68;777,136</text:p>
          </table:table-cell>
          <table:table-cell table:number-columns-repeated="16375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4" table:formula="of:=[.B8]+[.$B$2]" table:style-name="ce2">
            <text:p>204</text:p>
          </table:table-cell>
          <table:table-cell office:value-type="string" office:string-value="0,136;111,204" table:formula="of:=CONCATENATE([.B$6];&quot;,&quot;;[.$B8];&quot;;&quot;;[.C$6];&quot;,&quot;;[.$B9])" table:style-name="ce2">
            <text:p>0,136;111,204</text:p>
          </table:table-cell>
          <table:table-cell office:value-type="string" office:string-value="111,136;222,204" table:formula="of:=CONCATENATE([.C$6];&quot;,&quot;;[.$B8];&quot;;&quot;;[.D$6];&quot;,&quot;;[.$B9])" table:style-name="ce2">
            <text:p>111,136;222,204</text:p>
          </table:table-cell>
          <table:table-cell office:value-type="string" office:string-value="222,136;333,204" table:formula="of:=CONCATENATE([.D$6];&quot;,&quot;;[.$B8];&quot;;&quot;;[.E$6];&quot;,&quot;;[.$B9])" table:style-name="ce2">
            <text:p>222,136;333,204</text:p>
          </table:table-cell>
          <table:table-cell office:value-type="string" office:string-value="333,136;444,204" table:formula="of:=CONCATENATE([.E$6];&quot;,&quot;;[.$B8];&quot;;&quot;;[.F$6];&quot;,&quot;;[.$B9])" table:style-name="ce2">
            <text:p>333,136;444,204</text:p>
          </table:table-cell>
          <table:table-cell office:value-type="string" office:string-value="444,136;555,204" table:formula="of:=CONCATENATE([.F$6];&quot;,&quot;;[.$B8];&quot;;&quot;;[.G$6];&quot;,&quot;;[.$B9])" table:style-name="ce2">
            <text:p>444,136;555,204</text:p>
          </table:table-cell>
          <table:table-cell office:value-type="string" office:string-value="555,136;666,204" table:formula="of:=CONCATENATE([.G$6];&quot;,&quot;;[.$B8];&quot;;&quot;;[.H$6];&quot;,&quot;;[.$B9])" table:style-name="ce2">
            <text:p>555,136;666,204</text:p>
          </table:table-cell>
          <table:table-cell office:value-type="string" office:string-value="666,136;777,204" table:formula="of:=CONCATENATE([.H$6];&quot;,&quot;;[.$B8];&quot;;&quot;;[.I$6];&quot;,&quot;;[.$B9])" table:style-name="ce2">
            <text:p>666,136;777,204</text:p>
          </table:table-cell>
          <table:table-cell table:number-columns-repeated="16375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72" table:formula="of:=[.B9]+[.$B$2]" table:style-name="ce2">
            <text:p>272</text:p>
          </table:table-cell>
          <table:table-cell office:value-type="string" office:string-value="0,204;111,272" table:formula="of:=CONCATENATE([.B$6];&quot;,&quot;;[.$B9];&quot;;&quot;;[.C$6];&quot;,&quot;;[.$B10])" table:style-name="ce2">
            <text:p>0,204;111,272</text:p>
          </table:table-cell>
          <table:table-cell office:value-type="string" office:string-value="111,204;222,272" table:formula="of:=CONCATENATE([.C$6];&quot;,&quot;;[.$B9];&quot;;&quot;;[.D$6];&quot;,&quot;;[.$B10])" table:style-name="ce2">
            <text:p>111,204;222,272</text:p>
          </table:table-cell>
          <table:table-cell office:value-type="string" office:string-value="222,204;333,272" table:formula="of:=CONCATENATE([.D$6];&quot;,&quot;;[.$B9];&quot;;&quot;;[.E$6];&quot;,&quot;;[.$B10])" table:style-name="ce2">
            <text:p>222,204;333,272</text:p>
          </table:table-cell>
          <table:table-cell office:value-type="string" office:string-value="333,204;444,272" table:formula="of:=CONCATENATE([.E$6];&quot;,&quot;;[.$B9];&quot;;&quot;;[.F$6];&quot;,&quot;;[.$B10])" table:style-name="ce2">
            <text:p>333,204;444,272</text:p>
          </table:table-cell>
          <table:table-cell office:value-type="string" office:string-value="444,204;555,272" table:formula="of:=CONCATENATE([.F$6];&quot;,&quot;;[.$B9];&quot;;&quot;;[.G$6];&quot;,&quot;;[.$B10])" table:style-name="ce2">
            <text:p>444,204;555,272</text:p>
          </table:table-cell>
          <table:table-cell office:value-type="string" office:string-value="555,204;666,272" table:formula="of:=CONCATENATE([.G$6];&quot;,&quot;;[.$B9];&quot;;&quot;;[.H$6];&quot;,&quot;;[.$B10])" table:style-name="ce2">
            <text:p>555,204;666,272</text:p>
          </table:table-cell>
          <table:table-cell office:value-type="string" office:string-value="666,204;777,272" table:formula="of:=CONCATENATE([.H$6];&quot;,&quot;;[.$B9];&quot;;&quot;;[.I$6];&quot;,&quot;;[.$B10])" table:style-name="ce2">
            <text:p>666,204;777,272</text:p>
          </table:table-cell>
          <table:table-cell table:number-columns-repeated="16375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340" table:formula="of:=[.B10]+[.$B$2]" table:style-name="ce2">
            <text:p>340</text:p>
          </table:table-cell>
          <table:table-cell office:value-type="string" office:string-value="0,272;111,340" table:formula="of:=CONCATENATE([.B$6];&quot;,&quot;;[.$B10];&quot;;&quot;;[.C$6];&quot;,&quot;;[.$B11])" table:style-name="ce2">
            <text:p>0,272;111,340</text:p>
          </table:table-cell>
          <table:table-cell office:value-type="string" office:string-value="111,272;222,340" table:formula="of:=CONCATENATE([.C$6];&quot;,&quot;;[.$B10];&quot;;&quot;;[.D$6];&quot;,&quot;;[.$B11])" table:style-name="ce2">
            <text:p>111,272;222,340</text:p>
          </table:table-cell>
          <table:table-cell office:value-type="string" office:string-value="222,272;333,340" table:formula="of:=CONCATENATE([.D$6];&quot;,&quot;;[.$B10];&quot;;&quot;;[.E$6];&quot;,&quot;;[.$B11])" table:style-name="ce2">
            <text:p>222,272;333,340</text:p>
          </table:table-cell>
          <table:table-cell office:value-type="string" office:string-value="333,272;444,340" table:formula="of:=CONCATENATE([.E$6];&quot;,&quot;;[.$B10];&quot;;&quot;;[.F$6];&quot;,&quot;;[.$B11])" table:style-name="ce2">
            <text:p>333,272;444,340</text:p>
          </table:table-cell>
          <table:table-cell office:value-type="string" office:string-value="444,272;555,340" table:formula="of:=CONCATENATE([.F$6];&quot;,&quot;;[.$B10];&quot;;&quot;;[.G$6];&quot;,&quot;;[.$B11])" table:style-name="ce2">
            <text:p>444,272;555,340</text:p>
          </table:table-cell>
          <table:table-cell office:value-type="string" office:string-value="555,272;666,340" table:formula="of:=CONCATENATE([.G$6];&quot;,&quot;;[.$B10];&quot;;&quot;;[.H$6];&quot;,&quot;;[.$B11])" table:style-name="ce2">
            <text:p>555,272;666,340</text:p>
          </table:table-cell>
          <table:table-cell office:value-type="string" office:string-value="666,272;777,340" table:formula="of:=CONCATENATE([.H$6];&quot;,&quot;;[.$B10];&quot;;&quot;;[.I$6];&quot;,&quot;;[.$B11])" table:style-name="ce2">
            <text:p>666,272;777,340</text:p>
          </table:table-cell>
          <table:table-cell table:number-columns-repeated="16375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408" table:formula="of:=[.B11]+[.$B$2]" table:style-name="ce2">
            <text:p>408</text:p>
          </table:table-cell>
          <table:table-cell office:value-type="string" office:string-value="0,340;111,408" table:formula="of:=CONCATENATE([.B$6];&quot;,&quot;;[.$B11];&quot;;&quot;;[.C$6];&quot;,&quot;;[.$B12])" table:style-name="ce2">
            <text:p>0,340;111,408</text:p>
          </table:table-cell>
          <table:table-cell office:value-type="string" office:string-value="111,340;222,408" table:formula="of:=CONCATENATE([.C$6];&quot;,&quot;;[.$B11];&quot;;&quot;;[.D$6];&quot;,&quot;;[.$B12])" table:style-name="ce2">
            <text:p>111,340;222,408</text:p>
          </table:table-cell>
          <table:table-cell office:value-type="string" office:string-value="222,340;333,408" table:formula="of:=CONCATENATE([.D$6];&quot;,&quot;;[.$B11];&quot;;&quot;;[.E$6];&quot;,&quot;;[.$B12])" table:style-name="ce2">
            <text:p>222,340;333,408</text:p>
          </table:table-cell>
          <table:table-cell office:value-type="string" office:string-value="333,340;444,408" table:formula="of:=CONCATENATE([.E$6];&quot;,&quot;;[.$B11];&quot;;&quot;;[.F$6];&quot;,&quot;;[.$B12])" table:style-name="ce2">
            <text:p>333,340;444,408</text:p>
          </table:table-cell>
          <table:table-cell office:value-type="string" office:string-value="444,340;555,408" table:formula="of:=CONCATENATE([.F$6];&quot;,&quot;;[.$B11];&quot;;&quot;;[.G$6];&quot;,&quot;;[.$B12])" table:style-name="ce2">
            <text:p>444,340;555,408</text:p>
          </table:table-cell>
          <table:table-cell office:value-type="string" office:string-value="555,340;666,408" table:formula="of:=CONCATENATE([.G$6];&quot;,&quot;;[.$B11];&quot;;&quot;;[.H$6];&quot;,&quot;;[.$B12])" table:style-name="ce2">
            <text:p>555,340;666,408</text:p>
          </table:table-cell>
          <table:table-cell office:value-type="string" office:string-value="666,340;777,408" table:formula="of:=CONCATENATE([.H$6];&quot;,&quot;;[.$B11];&quot;;&quot;;[.I$6];&quot;,&quot;;[.$B12])" table:style-name="ce2">
            <text:p>666,340;777,408</text:p>
          </table:table-cell>
          <table:table-cell table:number-columns-repeated="16375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476" table:formula="of:=[.B12]+[.$B$2]" table:style-name="ce2">
            <text:p>476</text:p>
          </table:table-cell>
          <table:table-cell office:value-type="string" office:string-value="0,408;111,476" table:formula="of:=CONCATENATE([.B$6];&quot;,&quot;;[.$B12];&quot;;&quot;;[.C$6];&quot;,&quot;;[.$B13])" table:style-name="ce2">
            <text:p>0,408;111,476</text:p>
          </table:table-cell>
          <table:table-cell office:value-type="string" office:string-value="111,408;222,476" table:formula="of:=CONCATENATE([.C$6];&quot;,&quot;;[.$B12];&quot;;&quot;;[.D$6];&quot;,&quot;;[.$B13])" table:style-name="ce2">
            <text:p>111,408;222,476</text:p>
          </table:table-cell>
          <table:table-cell office:value-type="string" office:string-value="222,408;333,476" table:formula="of:=CONCATENATE([.D$6];&quot;,&quot;;[.$B12];&quot;;&quot;;[.E$6];&quot;,&quot;;[.$B13])" table:style-name="ce2">
            <text:p>222,408;333,476</text:p>
          </table:table-cell>
          <table:table-cell office:value-type="string" office:string-value="333,408;444,476" table:formula="of:=CONCATENATE([.E$6];&quot;,&quot;;[.$B12];&quot;;&quot;;[.F$6];&quot;,&quot;;[.$B13])" table:style-name="ce2">
            <text:p>333,408;444,476</text:p>
          </table:table-cell>
          <table:table-cell office:value-type="string" office:string-value="444,408;555,476" table:formula="of:=CONCATENATE([.F$6];&quot;,&quot;;[.$B12];&quot;;&quot;;[.G$6];&quot;,&quot;;[.$B13])" table:style-name="ce2">
            <text:p>444,408;555,476</text:p>
          </table:table-cell>
          <table:table-cell office:value-type="string" office:string-value="555,408;666,476" table:formula="of:=CONCATENATE([.G$6];&quot;,&quot;;[.$B12];&quot;;&quot;;[.H$6];&quot;,&quot;;[.$B13])" table:style-name="ce2">
            <text:p>555,408;666,476</text:p>
          </table:table-cell>
          <table:table-cell office:value-type="string" office:string-value="666,408;777,476" table:formula="of:=CONCATENATE([.H$6];&quot;,&quot;;[.$B12];&quot;;&quot;;[.I$6];&quot;,&quot;;[.$B13])" table:style-name="ce2">
            <text:p>666,408;777,476</text:p>
          </table:table-cell>
          <table:table-cell table:number-columns-repeated="16375"/>
        </table:table-row>
        <table:table-row table:number-rows-repeated="1048563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0" table:default-cell-style-name="ce3"/>
        <table:table-column table:style-name="co1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4" table:default-cell-style-name="ce3"/>
        <table:table-column table:style-name="co11" table:default-cell-style-name="ce3"/>
        <table:table-column table:style-name="co7" table:default-cell-style-name="ce3"/>
        <table:table-column table:style-name="co4" table:number-columns-repeated="1009" table:default-cell-style-name="ce3"/>
        <table:table-column table:style-name="co5" table:number-columns-repeated="15360" table:default-cell-style-name="ce1"/>
        <table:table-row table:style-name="ro2">
          <table:table-cell office:value-type="float" office:value="100" table:style-name="ce3">
            <text:p>100</text:p>
          </table:table-cell>
          <table:table-cell office:value-type="string" table:style-name="ce3">
            <text:p>predicted_yes</text:p>
          </table:table-cell>
          <table:table-cell office:value-type="string" table:style-name="ce3">
            <text:p>predicted_no</text:p>
          </table:table-cell>
          <table:table-cell table:number-columns-repeated="6" table:style-name="ce3"/>
          <table:table-cell office:value-type="string" table:style-name="ce3">
            <text:p>predicted_yes</text:p>
          </table:table-cell>
          <table:table-cell office:value-type="string" table:style-name="ce3">
            <text:p>predicted_no</text:p>
          </table:table-cell>
          <table:table-cell table:number-columns-repeated="7" table:style-name="ce3"/>
          <table:table-cell office:value-type="string" table:style-name="ce3">
            <text:p>predicted_yes</text:p>
          </table:table-cell>
          <table:table-cell office:value-type="string" table:style-name="ce3">
            <text:p>predicted_no</text:p>
          </table:table-cell>
          <table:table-cell table:number-columns-repeated="1004" table:style-name="ce3"/>
          <table:table-cell table:number-columns-repeated="15360"/>
        </table:table-row>
        <table:table-row table:style-name="ro2">
          <table:table-cell office:value-type="string" table:style-name="ce3">
            <text:p>actual_yes</text:p>
          </table:table-cell>
          <table:table-cell office:value-type="float" office:value="30" table:style-name="ce3">
            <text:p>30</text:p>
          </table:table-cell>
          <table:table-cell office:value-type="float" office:value="20" table:formula="of:=[.D10]-[.B2]" table:style-name="ce3">
            <text:p>20</text:p>
          </table:table-cell>
          <table:table-cell office:value-type="float" office:value="50" table:formula="of:=[.B2]+[.C2]" table:style-name="ce3">
            <text:p>50</text:p>
          </table:table-cell>
          <table:table-cell table:style-name="ce3"/>
          <table:table-cell office:value-type="string" table:style-name="ce3">
            <text:p>recall</text:p>
          </table:table-cell>
          <table:table-cell office:value-type="float" office:value="0.6" table:formula="of:=[.B2]/[.D10]" table:style-name="ce3">
            <text:p>0.6</text:p>
          </table:table-cell>
          <table:table-cell table:style-name="ce3"/>
          <table:table-cell office:value-type="string" table:style-name="ce3">
            <text:p>actual_yes</text:p>
          </table:table-cell>
          <table:table-cell office:value-type="float" office:value="186" table:style-name="ce3">
            <text:p>186</text:p>
          </table:table-cell>
          <table:table-cell office:value-type="float" office:value="11" table:formula="of:=[.L10]-[.J2]" table:style-name="ce3">
            <text:p>11</text:p>
          </table:table-cell>
          <table:table-cell office:value-type="float" office:value="197" table:formula="of:=[.J2]+[.K2]" table:style-name="ce3">
            <text:p>197</text:p>
          </table:table-cell>
          <table:table-cell table:style-name="ce3"/>
          <table:table-cell office:value-type="string" table:style-name="ce3">
            <text:p>recall</text:p>
          </table:table-cell>
          <table:table-cell office:value-type="float" office:value="0.9441624365482234" table:formula="of:=[.J2]/[.L10]" table:style-name="ce3">
            <text:p>0.944162437</text:p>
          </table:table-cell>
          <table:table-cell table:number-columns-repeated="2" table:style-name="ce3"/>
          <table:table-cell office:value-type="string" table:style-name="ce3">
            <text:p>actual_yes</text:p>
          </table:table-cell>
          <table:table-cell office:value-type="float" office:value="0" table:style-name="ce3">
            <text:p>0</text:p>
          </table:table-cell>
          <table:table-cell office:value-type="float" office:value="0" table:formula="of:=[.U10]-[.S2]" table:style-name="ce3">
            <text:p>0</text:p>
          </table:table-cell>
          <table:table-cell office:value-type="float" office:value="0" table:formula="of:=[.S2]+[.T2]" table:style-name="ce3">
            <text:p>0</text:p>
          </table:table-cell>
          <table:table-cell table:style-name="ce3"/>
          <table:table-cell office:value-type="string" table:style-name="ce3">
            <text:p>recall</text:p>
          </table:table-cell>
          <table:table-cell office:value-type="float" office:value="0" table:formula="of:=[.S2]/[.U10]" table:style-name="ce3">
            <text:p>#DIV/0!</text:p>
          </table:table-cell>
          <table:table-cell table:number-columns-repeated="16360"/>
        </table:table-row>
        <table:table-row table:style-name="ro2">
          <table:table-cell office:value-type="string" table:style-name="ce3">
            <text:p>actual_no</text:p>
          </table:table-cell>
          <table:table-cell office:value-type="float" office:value="10" table:formula="of:=[.D12]-[.B2]" table:style-name="ce3">
            <text:p>10</text:p>
          </table:table-cell>
          <table:table-cell office:value-type="float" office:value="40" table:formula="of:=[.D11]-[.B3]" table:style-name="ce3">
            <text:p>40</text:p>
          </table:table-cell>
          <table:table-cell office:value-type="float" office:value="50" table:formula="of:=[.B3]+[.C3]" table:style-name="ce3">
            <text:p>50</text:p>
          </table:table-cell>
          <table:table-cell table:number-columns-repeated="4" table:style-name="ce3"/>
          <table:table-cell office:value-type="string" table:style-name="ce3">
            <text:p>actual_no</text:p>
          </table:table-cell>
          <table:table-cell office:value-type="float" office:value="35" table:formula="of:=[.L12]-[.J2]" table:style-name="ce3">
            <text:p>35</text:p>
          </table:table-cell>
          <table:table-cell table:style-name="ce3"/>
          <table:table-cell office:value-type="float" office:value="35" table:formula="of:=[.J3]+[.K3]" table:style-name="ce3">
            <text:p>35</text:p>
          </table:table-cell>
          <table:table-cell table:number-columns-repeated="5" table:style-name="ce3"/>
          <table:table-cell office:value-type="string" table:style-name="ce3">
            <text:p>actual_no</text:p>
          </table:table-cell>
          <table:table-cell office:value-type="float" office:value="10" table:formula="of:=[.U12]-[.S2]" table:style-name="ce3">
            <text:p>10</text:p>
          </table:table-cell>
          <table:table-cell table:style-name="ce3"/>
          <table:table-cell office:value-type="float" office:value="10" table:formula="of:=[.S3]+[.T3]" table:style-name="ce3">
            <text:p>10</text:p>
          </table:table-cell>
          <table:table-cell table:number-columns-repeated="1003" table:style-name="ce3"/>
          <table:table-cell table:number-columns-repeated="15360"/>
        </table:table-row>
        <table:table-row table:style-name="ro2">
          <table:table-cell table:style-name="ce3"/>
          <table:table-cell office:value-type="float" office:value="40" table:formula="of:=[.B2]+[.B3]" table:style-name="ce3">
            <text:p>40</text:p>
          </table:table-cell>
          <table:table-cell office:value-type="float" office:value="60" table:formula="of:=[.C2]+[.C3]" table:style-name="ce3">
            <text:p>60</text:p>
          </table:table-cell>
          <table:table-cell office:value-type="float" office:value="100" table:formula="of:=[.B4]+[.C4]" table:style-name="ce3">
            <text:p>100</text:p>
          </table:table-cell>
          <table:table-cell table:number-columns-repeated="5" table:style-name="ce3"/>
          <table:table-cell office:value-type="float" office:value="221" table:formula="of:=[.J2]+[.J3]" table:style-name="ce3">
            <text:p>221</text:p>
          </table:table-cell>
          <table:table-cell office:value-type="float" office:value="11" table:formula="of:=[.K2]+[.K3]" table:style-name="ce3">
            <text:p>11</text:p>
          </table:table-cell>
          <table:table-cell office:value-type="float" office:value="232" table:formula="of:=[.J4]+[.K4]" table:style-name="ce3">
            <text:p>232</text:p>
          </table:table-cell>
          <table:table-cell table:number-columns-repeated="6" table:style-name="ce3"/>
          <table:table-cell office:value-type="float" office:value="10" table:formula="of:=[.S2]+[.S3]" table:style-name="ce3">
            <text:p>10</text:p>
          </table:table-cell>
          <table:table-cell office:value-type="float" office:value="0" table:formula="of:=[.T2]+[.T3]" table:style-name="ce3">
            <text:p>0</text:p>
          </table:table-cell>
          <table:table-cell office:value-type="float" office:value="10" table:formula="of:=[.S4]+[.T4]" table:style-name="ce3">
            <text:p>10</text:p>
          </table:table-cell>
          <table:table-cell table:number-columns-repeated="1003" table:style-name="ce3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8" table:style-name="ce3"/>
          <table:table-cell table:number-columns-repeated="2" table:style-name="ce1"/>
          <table:table-cell table:number-columns-repeated="1014" table:style-name="ce3"/>
          <table:table-cell table:number-columns-repeated="15360"/>
        </table:table-row>
        <table:table-row table:style-name="ro2">
          <table:table-cell office:value-type="string" table:style-name="ce3">
            <text:p>precision</text:p>
          </table:table-cell>
          <table:table-cell office:value-type="float" office:value="0.75" table:formula="of:=[.B2]/[.D12]" table:style-name="ce3">
            <text:p>0.75</text:p>
          </table:table-cell>
          <table:table-cell table:number-columns-repeated="6" table:style-name="ce3"/>
          <table:table-cell office:value-type="string" table:style-name="ce3">
            <text:p>precision</text:p>
          </table:table-cell>
          <table:table-cell office:value-type="float" office:value="0.84162895927601811" table:formula="of:=[.J2]/[.L12]" table:style-name="ce3">
            <text:p>0.841628959</text:p>
          </table:table-cell>
          <table:table-cell table:number-columns-repeated="7" table:style-name="ce3"/>
          <table:table-cell office:value-type="string" table:style-name="ce3">
            <text:p>precision</text:p>
          </table:table-cell>
          <table:table-cell office:value-type="float" office:value="0" table:formula="of:=[.S2]/[.U12]" table:style-name="ce3">
            <text:p>0</text:p>
          </table:table-cell>
          <table:table-cell table:number-columns-repeated="1005" table:style-name="ce3"/>
          <table:table-cell table:number-columns-repeated="15360"/>
        </table:table-row>
        <table:table-row table:number-rows-repeated="2" table:style-name="ro2">
          <table:table-cell table:style-name="ce3"/>
          <table:table-cell table:style-name="ce1"/>
          <table:table-cell table:number-columns-repeated="1022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ctual_yes</text:p>
          </table:table-cell>
          <table:table-cell table:style-name="ce1"/>
          <table:table-cell office:value-type="float" office:value="50" table:style-name="ce3">
            <text:p>50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float" office:value="197" table:style-name="ce3">
            <text:p>197</text:p>
          </table:table-cell>
          <table:table-cell table:number-columns-repeated="8" table:style-name="ce3"/>
          <table:table-cell office:value-type="float" office:value="0" table:style-name="ce3">
            <text:p>0</text:p>
          </table:table-cell>
          <table:table-cell table:number-columns-repeated="1003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actual_no</text:p>
          </table:table-cell>
          <table:table-cell table:style-name="ce1"/>
          <table:table-cell office:value-type="float" office:value="50" table:style-name="ce3">
            <text:p>50</text:p>
          </table:table-cell>
          <table:table-cell table:number-columns-repeated="3" table:style-name="ce3"/>
          <table:table-cell table:style-name="ce1"/>
          <table:table-cell table:number-columns-repeated="1016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predicted_yes</text:p>
          </table:table-cell>
          <table:table-cell table:style-name="ce1"/>
          <table:table-cell office:value-type="float" office:value="40" table:style-name="ce3">
            <text:p>40</text:p>
          </table:table-cell>
          <table:table-cell table:number-columns-repeated="3" table:style-name="ce3"/>
          <table:table-cell table:style-name="ce1"/>
          <table:table-cell table:number-columns-repeated="3" table:style-name="ce3"/>
          <table:table-cell office:value-type="float" office:value="221" table:style-name="ce3">
            <text:p>221</text:p>
          </table:table-cell>
          <table:table-cell table:number-columns-repeated="8" table:style-name="ce3"/>
          <table:table-cell office:value-type="float" office:value="10" table:style-name="ce3">
            <text:p>10</text:p>
          </table:table-cell>
          <table:table-cell table:number-columns-repeated="1003" table:style-name="ce3"/>
          <table:table-cell table:number-columns-repeated="15360"/>
        </table:table-row>
        <table:table-row table:style-name="ro2">
          <table:table-cell table:style-name="ce3"/>
          <table:table-cell office:value-type="string" table:style-name="ce3">
            <text:p>predicted_no</text:p>
          </table:table-cell>
          <table:table-cell table:style-name="ce1"/>
          <table:table-cell office:value-type="float" office:value="60" table:style-name="ce3">
            <text:p>60</text:p>
          </table:table-cell>
          <table:table-cell table:number-columns-repeated="1020" table:style-name="ce3"/>
          <table:table-cell table:number-columns-repeated="15360"/>
        </table:table-row>
        <table:table-row table:number-rows-repeated="6" table:style-name="ro3">
          <table:table-cell table:number-columns-repeated="16384"/>
        </table:table-row>
        <table:table-row table:style-name="ro2">
          <table:table-cell office:value-type="string" table:style-name="ce3">
            <text:p>gt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pre</text:p>
          </table:table-cell>
          <table:table-cell office:value-type="float" office:value="0" table:formula="of:=[.B21]/[.B22]" table:style-name="ce3">
            <text:p>0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tp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office:value-type="string" table:style-name="ce3">
            <text:p>rec</text:p>
          </table:table-cell>
          <table:table-cell office:value-type="float" office:value="0" table:formula="of:=[.B21]/[.B20]" table:style-name="ce3">
            <text:p>#DIV/0!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pred</text:p>
          </table:table-cell>
          <table:table-cell office:value-type="float" office:value="5" table:style-name="ce3">
            <text:p>5</text:p>
          </table:table-cell>
          <table:table-cell table:number-columns-repeated="1022" table:style-name="ce3"/>
          <table:table-cell table:number-columns-repeated="15360"/>
        </table:table-row>
        <table:table-row table:number-rows-repeated="1048554" table:style-name="ro3">
          <table:table-cell table:number-columns-repeated="16384"/>
        </table:table-row>
      </table:table>
      <table:table table:name="Sheet3" table:style-name="ta1">
        <table:table-column table:style-name="co12" table:number-columns-repeated="11" table:default-cell-style-name="ce1"/>
        <table:table-column table:style-name="co4" table:default-cell-style-name="ce1"/>
        <table:table-column table:style-name="co12" table:number-columns-repeated="9" table:default-cell-style-name="ce1"/>
        <table:table-column table:style-name="co5" table:number-columns-repeated="3" table:default-cell-style-name="ce1"/>
        <table:table-column table:style-name="co12" table:number-columns-repeated="3" table:default-cell-style-name="ce1"/>
        <table:table-column table:style-name="co5" table:default-cell-style-name="ce1"/>
        <table:table-column table:style-name="co12" table:number-columns-repeated="3" table:default-cell-style-name="ce1"/>
        <table:table-column table:style-name="co5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5" table:number-columns-repeated="16348" table:default-cell-style-name="ce1"/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formula="of:=[.A1]*[.$M$12]+[.B1]*[.$N$12]+[.C1]*[.$O$12]+[.A2]*[.$M$13]+[.B2]*[.$N$13]+[.C2]*[.$O$13]+[.A3]*[.$M$14]+[.B3]*[.$N$14]+[.C3]*[.$O$14]" table:style-name="ce1">
            <text:p>3</text:p>
          </table:table-cell>
          <table:table-cell office:value-type="float" office:value="4" table:formula="of:=[.B1]*[.$M$12]+[.C1]*[.$N$12]+[.D1]*[.$O$12]+[.B2]*[.$M$13]+[.C2]*[.$N$13]+[.D2]*[.$O$13]+[.B3]*[.$M$14]+[.C3]*[.$N$14]+[.D3]*[.$O$14]" table:style-name="ce1">
            <text:p>4</text:p>
          </table:table-cell>
          <table:table-cell office:value-type="float" office:value="3" table:formula="of:=[.C1]*[.$M$12]+[.D1]*[.$N$12]+[.E1]*[.$O$12]+[.C2]*[.$M$13]+[.D2]*[.$N$13]+[.E2]*[.$O$13]+[.C3]*[.$M$14]+[.D3]*[.$N$14]+[.E3]*[.$O$14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1]+[.I2]+[.J2]+[.K2]+[.J3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formula="of:=[.A2]*[.$M$12]+[.B2]*[.$N$12]+[.C2]*[.$O$12]+[.A3]*[.$M$13]+[.B3]*[.$N$13]+[.C3]*[.$O$13]+[.A4]*[.$M$14]+[.B4]*[.$N$14]+[.C4]*[.$O$14]" table:style-name="ce1">
            <text:p>4</text:p>
          </table:table-cell>
          <table:table-cell office:value-type="float" office:value="5" table:formula="of:=[.B2]*[.$M$12]+[.C2]*[.$N$12]+[.D2]*[.$O$12]+[.B3]*[.$M$13]+[.C3]*[.$N$13]+[.D3]*[.$O$13]+[.B4]*[.$M$14]+[.C4]*[.$N$14]+[.D4]*[.$O$14]" table:style-name="ce1">
            <text:p>5</text:p>
          </table:table-cell>
          <table:table-cell office:value-type="float" office:value="4" table:formula="of:=[.C2]*[.$M$12]+[.D2]*[.$N$12]+[.E2]*[.$O$12]+[.C3]*[.$M$13]+[.D3]*[.$N$13]+[.E3]*[.$O$13]+[.C4]*[.$M$14]+[.D4]*[.$N$14]+[.E4]*[.$O$14]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2]+[.I3]+[.J3]+[.K3]+[.J4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formula="of:=[.A3]*[.$M$12]+[.B3]*[.$N$12]+[.C3]*[.$O$12]+[.A4]*[.$M$13]+[.B4]*[.$N$13]+[.C4]*[.$O$13]+[.A5]*[.$M$14]+[.B5]*[.$N$14]+[.C5]*[.$O$14]" table:style-name="ce1">
            <text:p>3</text:p>
          </table:table-cell>
          <table:table-cell office:value-type="float" office:value="4" table:formula="of:=[.B3]*[.$M$12]+[.C3]*[.$N$12]+[.D3]*[.$O$12]+[.B4]*[.$M$13]+[.C4]*[.$N$13]+[.D4]*[.$O$13]+[.B5]*[.$M$14]+[.C5]*[.$N$14]+[.D5]*[.$O$14]" table:style-name="ce1">
            <text:p>4</text:p>
          </table:table-cell>
          <table:table-cell office:value-type="float" office:value="3" table:formula="of:=[.C3]*[.$M$12]+[.D3]*[.$N$12]+[.E3]*[.$O$12]+[.C4]*[.$M$13]+[.D4]*[.$N$13]+[.E4]*[.$O$13]+[.C5]*[.$M$14]+[.D5]*[.$N$14]+[.E5]*[.$O$14]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3]+[.I4]+[.J4]+[.K4]+[.J5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4]+[.I5]+[.J5]+[.K5]+[.J6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5]+[.I6]+[.J6]+[.K6]+[.J7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6]+[.I7]+[.J7]+[.K7]+[.J8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7]+[.I8]+[.J8]+[.K8]+[.J9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8]+[.I9]+[.J9]+[.K9]+[.J10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J9]+[.I10]+[.J10]+[.K10]+[.J11])/9" table:style-name="ce1">
            <text:p>0</text:p>
          </table:table-cell>
          <table:table-cell table:number-columns-repeated="16363" table:style-name="ce1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formula="of:=[.Y10]-[.AC10]" table:style-name="ce1">
            <text:p>1</text:p>
          </table:table-cell>
          <table:table-cell office:value-type="float" office:value="0" table:formula="of:=[.Z10]-[.AD10]" table:style-name="ce1">
            <text:p>0</text:p>
          </table:table-cell>
          <table:table-cell office:value-type="float" office:value="0" table:formula="of:=[.AA10]-[.AE10]" table:style-name="ce1">
            <text:p>0</text:p>
          </table:table-cell>
          <table:table-cell table:number-columns-repeated="16348"/>
        </table:table-row>
        <table:table-row table:style-name="ro4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0" table:formula="of:=[.Y11]-[.AC11]" table:style-name="ce1">
            <text:p>0</text:p>
          </table:table-cell>
          <table:table-cell office:value-type="float" office:value="-1" table:formula="of:=[.Z11]-[.AD11]" table:style-name="ce1">
            <text:p>-1</text:p>
          </table:table-cell>
          <table:table-cell office:value-type="float" office:value="2" table:formula="of:=[.AA11]-[.AE11]" table:style-name="ce1">
            <text:p>2</text:p>
          </table:table-cell>
          <table:table-cell table:number-columns-repeated="16348"/>
        </table:table-row>
        <table:table-row table:style-name="ro4"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9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formula="of:=[.Y12]-[.AC12]" table:style-name="ce1">
            <text:p>1</text:p>
          </table:table-cell>
          <table:table-cell office:value-type="float" office:value="0" table:formula="of:=[.Z12]-[.AD12]" table:style-name="ce1">
            <text:p>0</text:p>
          </table:table-cell>
          <table:table-cell office:value-type="float" office:value="0" table:formula="of:=[.AA12]-[.AE12]" table:style-name="ce1">
            <text:p>0</text:p>
          </table:table-cell>
          <table:table-cell table:number-columns-repeated="16348"/>
        </table:table-row>
        <table:table-row table:style-name="ro4">
          <table:table-cell table:number-columns-repeated="1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4">
          <table:table-cell table:number-columns-repeated="1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69" table:style-name="ce1"/>
        </table:table-row>
        <table:table-row table:number-rows-repeated="104856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Tarik Reza Toha</dc:creator>
    <meta:creation-date>2020-05-20T17:42:43Z</meta:creation-date>
    <dc:date>2020-10-05T01:07:03Z</dc:date>
    <meta:editing-cycles>16</meta:editing-cycles>
    <meta:editing-duration>PT5093S</meta:editing-duration>
  </office:meta>
</office:document-meta>
</file>